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333333" draw:fill="none" draw:fill-color="#b2b2b2" draw:opacity="50%" draw:textarea-horizontal-align="justify" draw:textarea-vertical-align="middle" draw:auto-grow-height="false" draw:shadow-opacity="50%"/>
    </style:style>
    <style:style style:name="gr2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Triangle_20_unfilled" draw:marker-end-width="0.3cm" draw:fill="none" draw:textarea-vertical-align="middle"/>
    </style:style>
    <style:style style:name="gr11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aea79f" draw:fill="none" draw:fill-color="#ffffff" fo:min-height="0.5cm"/>
    </style:style>
    <style:style style:name="gr13" style:family="graphic" style:parent-style-name="objectwithoutfill">
      <style:graphic-properties draw:stroke="dash" draw:stroke-dash="Fine_20_Dashed" svg:stroke-width="0.1cm" svg:stroke-color="#aea79f" draw:marker-start-width="0.35cm" draw:marker-end-width="0.35cm" draw:fill="none" draw:fill-color="#ff8080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solid" draw:fill-color="#dd4814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cm" svg:height="3.7cm" svg:x="4.5cm" svg:y="1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0.7cm" svg:height="3.9cm" svg:x="4.5cm" svg:y="7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2.8cm" svg:x="8.5cm" svg:y="4.6cm">
          <text:p text:style-name="P2">Neuromorphic </text:p>
          <text:p text:style-name="P2">Compu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4cm" svg:height="2.7cm" svg:x="8cm" svg:y="12.3cm">
          <text:p text:style-name="P2">Cognition on</text:p>
          <text:p text:style-name="P2">Neuromorphic H/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5cm" svg:height="2.8cm" svg:x="12.1cm" svg:y="8.6cm">
          <text:p text:style-name="P2">Cognitive Apps</text:p>
          <text:p text:style-name="P3">on SN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.5cm" svg:height="2.8cm" svg:x="5.4cm" svg:y="8.6cm">
          <text:p text:style-name="P2">Building </text:p>
          <text:p text:style-name="P2">Neuromorphic H/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4cm" svg:height="2.5cm" svg:x="19.8cm" svg:y="4.9cm">
          <text:p text:style-name="P2">AN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5.5cm" svg:height="2.8cm" svg:x="19.1cm" svg:y="8.6cm">
          <text:p text:style-name="P2">Deep Learn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5.2cm" svg:height="2.7cm" svg:x="19.2cm" svg:y="12.3cm">
          <text:p text:style-name="P2">Cognition on</text:p>
          <text:p text:style-name="P2">AN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9.9cm" svg:y1="7.4cm" svg:x2="9.2cm" svg:y2="8.7cm">
          <text:p/>
        </draw:line>
        <draw:line draw:style-name="gr9" draw:text-style-name="P1" draw:layer="layout" svg:x1="12.7cm" svg:y1="7.4cm" svg:x2="13.5cm" svg:y2="8.8cm">
          <text:p/>
        </draw:line>
        <draw:line draw:style-name="gr10" draw:text-style-name="P1" draw:layer="layout" svg:x1="13.4cm" svg:y1="11.3cm" svg:x2="12.6cm" svg:y2="12.6cm">
          <text:p/>
        </draw:line>
        <draw:line draw:style-name="gr9" draw:text-style-name="P1" draw:layer="layout" svg:x1="21.8cm" svg:y1="7.4cm" svg:x2="21.8cm" svg:y2="8.6cm">
          <text:p/>
        </draw:line>
        <draw:line draw:style-name="gr9" draw:text-style-name="P1" draw:layer="layout" svg:x1="21.8cm" svg:y1="11.1cm" svg:x2="21.8cm" svg:y2="12.6cm">
          <text:p/>
        </draw:line>
        <draw:line draw:style-name="gr11" draw:text-style-name="P1" draw:layer="layout" svg:x1="8.8cm" svg:y1="11.3cm" svg:x2="9.7cm" svg:y2="12.6cm">
          <text:p/>
        </draw:line>
        <draw:frame draw:style-name="gr12" draw:text-style-name="P4" draw:layer="layout" svg:width="4.9cm" svg:height="0.886cm" svg:x="4.6cm" svg:y="7.7cm">
          <draw:text-box>
            <text:p text:style-name="P4"><text:span text:style-name="T1">Methods</text:span></text:p>
          </draw:text-box>
        </draw:frame>
        <draw:frame draw:style-name="gr12" draw:text-style-name="P4" draw:layer="layout" svg:width="4.9cm" svg:height="0.886cm" svg:x="4.7cm" svg:y="11.714cm">
          <draw:text-box>
            <text:p text:style-name="P4"><text:span text:style-name="T1">Objective</text:span></text:p>
          </draw:text-box>
        </draw:frame>
        <draw:line draw:style-name="gr13" draw:text-style-name="P1" draw:layer="layout" svg:x1="18.4cm" svg:y1="4.3cm" svg:x2="18.4cm" svg:y2="16.2cm">
          <text:p/>
        </draw:line>
        <draw:custom-shape draw:style-name="gr14" draw:text-style-name="P1" draw:layer="layout" svg:width="2cm" svg:height="0.7cm" svg:x="17.3cm" svg:y="9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2T09:35:41.655581022</meta:creation-date>
    <dc:date>2016-09-22T10:51:42.974317496</dc:date>
    <meta:editing-duration>PT1H10M2S</meta:editing-duration>
    <meta:editing-cycles>3</meta:editing-cycles>
    <meta:generator>LibreOffice/4.2.8.2$Linux_X86_64 LibreOffice_project/420m0$Build-2</meta:generator>
    <meta:document-statistic meta:object-count="19"/>
  </office:meta>
</office:document-meta>
</file>